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33cc66" draw:textarea-vertical-align="middle"/>
    </style:style>
    <style:style style:name="gr6" style:family="graphic" style:parent-style-name="standard">
      <style:graphic-properties draw:fill="solid" draw:fill-color="#ffffff" draw:textarea-horizontal-align="right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cm"/>
    </style:style>
    <style:style style:name="gr12" style:family="graphic" style:parent-style-name="standard">
      <style:graphic-properties draw:stroke="none" draw:fill="none" fo:min-height="0.557cm"/>
    </style:style>
    <style:style style:name="gr13" style:family="graphic" style:parent-style-name="standard">
      <style:graphic-properties draw:stroke="none" draw:fill="none" fo:min-height="0.452cm"/>
    </style:style>
    <style:style style:name="gr14" style:family="graphic" style:parent-style-name="standard">
      <style:graphic-properties draw:stroke="none" draw:fill="none" fo:min-height="0.252cm"/>
    </style:style>
    <style:style style:name="gr15" style:family="graphic" style:parent-style-name="standard">
      <style:graphic-properties draw:stroke="none" draw:fill="none" fo:min-height="0.25cm"/>
    </style:style>
    <style:style style:name="gr16" style:family="graphic" style:parent-style-name="standard">
      <style:graphic-properties svg:stroke-color="#ff0000" draw:fill="solid" draw:fill-color="#33cc66" draw:textarea-horizontal-align="justify" draw:textarea-vertical-align="middle" draw:auto-grow-height="false"/>
    </style:style>
    <style:style style:name="gr17" style:family="graphic" style:parent-style-name="standard">
      <style:graphic-properties svg:stroke-color="#ff0000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end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>
          <draw:custom-shape draw:style-name="gr1" draw:text-style-name="P1" draw:layer="layout" svg:width="4.617cm" svg:height="6.059cm" svg:x="8.4cm" svg:y="20.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7cm" svg:height="6.059cm" svg:x="8.7cm" svg:y="21.2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617cm" svg:height="5.951cm" svg:x="9cm" svg:y="21.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1" draw:text-style-name="P1" draw:layer="layout" svg:width="10.699cm" svg:height="25.399cm" svg:x="8.5cm" svg:y="2cm" svg:viewBox="0 0 10700 25400" draw:points="0,14078 0,0 10700,0 10700,25400 5500,25400 5600,14078">
            <text:p/>
          </draw:polygon>
          <draw:polygon draw:style-name="gr1" draw:text-style-name="P1" draw:layer="layout" svg:width="10.699cm" svg:height="25.299cm" svg:x="8.9cm" svg:y="2.4cm" svg:viewBox="0 0 10700 25300" draw:points="0,14023 0,0 10700,0 10700,25300 5500,25300 5600,14023">
            <text:p/>
          </draw:polygon>
          <draw:polygon draw:style-name="gr1" draw:text-style-name="P1" draw:layer="layout" svg:width="10.699cm" svg:height="25.299cm" svg:x="9.32cm" svg:y="2.8cm" svg:viewBox="0 0 10700 25300" draw:points="0,14023 0,0 10700,0 10700,25300 5500,25300 5600,14023">
            <text:p/>
          </draw:polygon>
        </draw:g>
        <draw:custom-shape draw:style-name="gr2" draw:text-style-name="P3" draw:layer="layout" svg:width="0.963cm" svg:height="10.4cm" svg:x="1.037cm" svg:y="3.5cm">
          <text:p text:style-name="P2"><text:span text:style-name="T1"><text:tab/></text:span><text:span text:style-name="T1">Deposit/Withdraw funds</text:span></text:p>
          <text:p text:style-name="P2"><text:span text:style-name="T1"><text:tab/></text:span><text:span text:style-name="T1">Create/Destroy link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xml:id="id1" draw:id="id1" draw:layer="layout" svg:width="3.6cm" svg:height="2.3cm" svg:x="12.8cm" svg:y="3.1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2cm" svg:height="1.9cm" svg:x="13.005cm" svg:y="8.7cm">
          <text:p text:style-name="P1"><text:span text:style-name="T1">Financial</text:span></text:p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6cm" svg:y1="5.4cm" svg:x2="14.605cm" svg:y2="8.7cm" draw:start-shape="id1" draw:start-glue-point="8" draw:end-shape="id2" draw:end-glue-point="0" svg:d="m14600 5400v1651h5v1649" svg:viewBox="0 0 6 3301">
          <text:p/>
        </draw:connector>
        <draw:connector draw:style-name="gr4" draw:text-style-name="P1" draw:layer="layout" draw:line-skew="0.15cm" svg:x1="14.605cm" svg:y1="10.6cm" svg:x2="11.082cm" svg:y2="13.3cm" draw:start-shape="id2" draw:start-glue-point="2" draw:end-shape="id3" draw:end-glue-point="0" svg:d="m14605 10600v1500h-3523v1200" svg:viewBox="0 0 3524 2701">
          <text:p/>
        </draw:connector>
        <draw:custom-shape draw:style-name="gr3" draw:text-style-name="P4" xml:id="id4" draw:id="id4" draw:layer="layout" svg:width="3.8cm" svg:height="1.9cm" svg:x="9.2cm" svg:y="18cm">
          <text:p text:style-name="P1"><text:span text:style-name="T1">Communication</text:span></text:p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082cm" svg:y1="15.1cm" svg:x2="11.1cm" svg:y2="18cm" draw:start-shape="id3" draw:start-glue-point="2" draw:end-shape="id4" draw:end-glue-point="0" svg:d="m11082 15100v1450h18v1450" svg:viewBox="0 0 19 2901">
          <text:p/>
        </draw:connector>
        <draw:custom-shape draw:style-name="gr3" draw:text-style-name="P4" xml:id="id5" draw:id="id5" draw:layer="layout" svg:width="3.6cm" svg:height="1.8cm" svg:x="9.3cm" svg:y="22cm">
          <text:p text:style-name="P1"><text:span text:style-name="T1">Communication</text:span></text:p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1cm" svg:y1="19.9cm" svg:x2="11.1cm" svg:y2="22cm" draw:start-shape="id4" draw:start-glue-point="2" draw:end-shape="id5" draw:end-glue-point="0" svg:d="m11100 19900v2100" svg:viewBox="0 0 1 2101">
          <text:p/>
        </draw:connector>
        <draw:custom-shape draw:style-name="gr6" draw:text-style-name="P5" draw:layer="layout" svg:width="0.963cm" svg:height="2cm" svg:x="7.4cm" svg:y="11.2cm">
          <text:p text:style-name="P5"><text:span text:style-name="T1">Receive/send</text:span><text:span text:style-name="T1"><text:tab/></text:span></text:p>
          <text:p text:style-name="P5"><text:span text:style-name="T1">transaction data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0.963cm" svg:height="2cm" svg:x="7.163cm" svg:y="26.7cm">
          <text:p text:style-name="P5"><text:span text:style-name="T1">TCP, TLS/TCP,</text:span><text:span text:style-name="T1"><text:tab/></text:span></text:p>
          <text:p text:style-name="P5"><text:span text:style-name="T1">SOCKS/TCP, TLS/SOCKS/TCP,</text:span><text:span text:style-name="T1"><text:tab/></text:span></text:p>
          <text:p text:style-name="P5"><text:span text:style-name="T1">Anything else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5.574cm" svg:height="1.361cm" svg:x="2.789cm" svg:y="22cm">
          <draw:text-box>
            <text:p><text:span text:style-name="T1">Implements:</text:span></text:p>
            <text:p><text:span text:style-name="T1">Messages-over-stream</text:span></text:p>
          </draw:text-box>
        </draw:frame>
        <draw:frame draw:style-name="gr7" draw:text-style-name="P6" draw:layer="layout" svg:width="4.363cm" svg:height="1.361cm" svg:x="4.063cm" svg:y="18.039cm">
          <draw:text-box>
            <text:p><text:span text:style-name="T1">Implements:</text:span></text:p>
            <text:p><text:span text:style-name="T1">Message delivery</text:span></text:p>
          </draw:text-box>
        </draw:frame>
        <draw:frame draw:style-name="gr7" draw:text-style-name="P6" draw:layer="layout" svg:width="5.463cm" svg:height="1.361cm" svg:x="3cm" svg:y="13.3cm">
          <draw:text-box>
            <text:p><text:span text:style-name="T1">Implements:</text:span></text:p>
            <text:p><text:span text:style-name="T1">Ripple-over-messages</text:span></text:p>
          </draw:text-box>
        </draw:frame>
        <draw:custom-shape draw:style-name="gr3" draw:text-style-name="P4" xml:id="id6" draw:id="id6" draw:layer="layout" svg:width="3.6cm" svg:height="1.8cm" svg:x="9.3cm" svg:y="25.2cm">
          <text:p text:style-name="P1"><text:span text:style-name="T1">Connec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1cm" svg:y1="23.8cm" svg:x2="11.1cm" svg:y2="25.2cm" draw:start-shape="id5" draw:start-glue-point="2" draw:end-shape="id6" draw:end-glue-point="0" svg:d="m11100 23800v1400" svg:viewBox="0 0 1 1401">
          <text:p/>
        </draw:connector>
        <draw:frame draw:style-name="gr7" draw:text-style-name="P6" draw:layer="layout" svg:width="4.278cm" svg:height="1.361cm" svg:x="4.063cm" svg:y="25.339cm">
          <draw:text-box>
            <text:p><text:span text:style-name="T1">Implements:</text:span></text:p>
            <text:p><text:span text:style-name="T1">Stream back-end</text:span></text:p>
          </draw:text-box>
        </draw:frame>
        <draw:custom-shape draw:style-name="gr6" draw:text-style-name="P5" draw:layer="layout" svg:width="0.963cm" svg:height="2cm" svg:x="7.4cm" svg:y="23.5cm">
          <text:p text:style-name="P5"><text:span text:style-name="T1">Receive/send bytes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963cm" svg:height="2cm" svg:x="7.463cm" svg:y="6.1cm">
          <text:p text:style-name="P5"><text:span text:style-name="T1">Create transaction</text:span><text:span text:style-name="T1"><text:tab/></text:span></text:p>
          <text:p text:style-name="P5"><text:span text:style-name="T1">Set routing policy</text:span><text:span text:style-name="T1"><text:tab/></text:span></text:p>
          <text:p text:style-name="P5"><text:span text:style-name="T1">View balance info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0.963cm" svg:height="2cm" svg:x="7.363cm" svg:y="19.9cm">
          <text:p text:style-name="P5"><text:span text:style-name="T1">Receive/send messages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0.963cm" svg:height="2cm" svg:x="7.363cm" svg:y="15.8cm">
          <text:p text:style-name="P5"><text:span text:style-name="T1">Receive/send messages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3.203cm" svg:height="1.916cm" svg:x="5.16cm" svg:y="8.884cm">
          <draw:text-box>
            <text:p><text:span text:style-name="T1">Implements:</text:span></text:p>
            <text:p><text:span text:style-name="T1">Transaction</text:span></text:p>
            <text:p><text:span text:style-name="T1">routing</text:span></text:p>
          </draw:text-box>
        </draw:frame>
        <draw:g>
          <draw:custom-shape draw:style-name="gr8" draw:text-style-name="P4" xml:id="id3" draw:id="id3" draw:layer="layout" svg:width="3.24cm" svg:height="1.8cm" svg:x="9.462cm" svg:y="13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24cm" svg:height="1.8cm" svg:x="9.66cm" svg:y="1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241cm" svg:height="1.8cm" svg:x="9.859cm" svg:y="13.7cm">
            <text:p text:style-name="P1"><text:span text:style-name="T1">Financial</text:span></text:p>
            <text:p text:style-name="P1"><text:span text:style-name="T1">Link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4.1cm" svg:height="14.3cm" svg:x="15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4.183cm" svg:height="14.3cm" svg:x="15.5cm" svg:y="13.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4.1cm" svg:height="14.3cm" svg:x="15.8cm" svg:y="13.4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7" draw:id="id7" draw:layer="layout" svg:width="3.6cm" svg:height="1.8cm" svg:x="16.1cm" svg:y="22.1cm">
          <text:p text:style-name="P1"><text:span text:style-name="T1">Communication</text:span></text:p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6cm" svg:height="1.8cm" svg:x="16.1cm" svg:y="25.3cm">
          <text:p text:style-name="P1"><text:span text:style-name="T1">Connec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9cm" svg:y1="23.9cm" svg:x2="17.9cm" svg:y2="25.3cm" draw:start-shape="id7" draw:start-glue-point="2" draw:end-shape="id8" draw:end-glue-point="0" svg:d="m17900 23900v1400" svg:viewBox="0 0 1 1401">
          <text:p/>
        </draw:connector>
        <draw:custom-shape draw:style-name="gr3" draw:text-style-name="P4" xml:id="id9" draw:id="id9" draw:layer="layout" svg:width="3.6cm" svg:height="1.8cm" svg:x="16.1cm" svg:y="13.7cm">
          <text:p text:style-name="P1"><text:span text:style-name="T1">Financial</text:span></text:p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9cm" svg:y1="15.5cm" svg:x2="17.9cm" svg:y2="22.1cm" draw:start-shape="id9" draw:start-glue-point="2" draw:end-shape="id7" draw:end-glue-point="0" svg:d="m17900 15500v6600" svg:viewBox="0 0 1 6601">
          <text:p/>
        </draw:connector>
        <draw:connector draw:style-name="gr4" draw:text-style-name="P1" draw:layer="layout" draw:line-skew="-0.05cm" svg:x1="14.605cm" svg:y1="10.6cm" svg:x2="17.9cm" svg:y2="13.7cm" draw:start-shape="id2" draw:start-glue-point="2" draw:end-shape="id9" draw:end-glue-point="0" svg:d="m14605 10600v1500h3295v1600" svg:viewBox="0 0 3296 3101">
          <text:p/>
        </draw:connector>
      </draw:page>
      <draw:page draw:name="page2" draw:style-name="dp1" draw:master-page-name="Standaard">
        <draw:g>
          <draw:polygon draw:style-name="gr1" draw:text-style-name="P1" draw:layer="layout" svg:width="10.699cm" svg:height="25.399cm" svg:x="8.5cm" svg:y="2cm" svg:viewBox="0 0 10700 25400" draw:points="0,14078 0,0 10700,0 10700,25400 5500,25400 5600,14078">
            <text:p/>
          </draw:polygon>
          <draw:polygon draw:style-name="gr1" draw:text-style-name="P1" draw:layer="layout" svg:width="10.699cm" svg:height="25.299cm" svg:x="8.9cm" svg:y="2.4cm" svg:viewBox="0 0 10700 25300" draw:points="0,14023 0,0 10700,0 10700,25300 5500,25300 5600,14023">
            <text:p/>
          </draw:polygon>
          <draw:polygon draw:style-name="gr1" draw:text-style-name="P1" draw:layer="layout" svg:width="10.699cm" svg:height="25.299cm" svg:x="9.32cm" svg:y="2.8cm" svg:viewBox="0 0 10700 25300" draw:points="0,14023 0,0 10700,0 10700,25300 5500,25300 5600,14023">
            <text:p/>
          </draw:polygon>
        </draw:g>
        <draw:custom-shape draw:style-name="gr2" draw:text-style-name="P3" draw:layer="layout" svg:width="0.963cm" svg:height="10.4cm" svg:x="1.037cm" svg:y="3.5cm">
          <text:p text:style-name="P2"><text:span text:style-name="T1"><text:tab/></text:span><text:span text:style-name="T1">Deposit/Withdraw funds</text:span></text:p>
          <text:p text:style-name="P2"><text:span text:style-name="T1"><text:tab/></text:span><text:span text:style-name="T1">Create/Destroy link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8" xml:id="id10" draw:id="id10" draw:layer="layout" svg:width="3.6cm" svg:height="2.3cm" svg:x="12.8cm" svg:y="3.1cm">
          <text:p text:style-name="P1"><text:span text:style-name="T2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3.2cm" svg:height="1.9cm" svg:x="13.005cm" svg:y="8.7cm">
          <text:p text:style-name="P1"><text:span text:style-name="T1">Financial</text:span></text:p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6cm" svg:y1="5.4cm" svg:x2="14.605cm" svg:y2="8.7cm" draw:start-shape="id10" draw:start-glue-point="8" draw:end-shape="id11" draw:end-glue-point="0" svg:d="m14600 5400v1651h5v1649" svg:viewBox="0 0 6 3301">
          <text:p/>
        </draw:connector>
        <draw:custom-shape draw:style-name="gr6" draw:text-style-name="P9" draw:layer="layout" svg:width="0.963cm" svg:height="2cm" svg:x="7.4cm" svg:y="11.2cm">
          <text:p text:style-name="P5"><text:span text:style-name="T1">Receive/send</text:span><text:span text:style-name="T1"><text:tab/></text:span></text:p>
          <text:p text:style-name="P5"><text:span text:style-name="T1">transaction data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0.963cm" svg:height="2cm" svg:x="7.163cm" svg:y="26.7cm">
          <text:p text:style-name="P5"><text:span text:style-name="T1">TCP, TLS/TCP,</text:span><text:span text:style-name="T1"><text:tab/></text:span></text:p>
          <text:p text:style-name="P5"><text:span text:style-name="T1">SOCKS/TCP, TLS/SOCKS/TCP,</text:span><text:span text:style-name="T1"><text:tab/></text:span></text:p>
          <text:p text:style-name="P5"><text:span text:style-name="T1">Anything else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5.574cm" svg:height="1.361cm" svg:x="2.789cm" svg:y="22cm">
          <draw:text-box>
            <text:p><text:span text:style-name="T1">Implements:</text:span></text:p>
            <text:p><text:span text:style-name="T1">Messages-over-stream</text:span></text:p>
          </draw:text-box>
        </draw:frame>
        <draw:frame draw:style-name="gr7" draw:text-style-name="P6" draw:layer="layout" svg:width="5.463cm" svg:height="1.361cm" svg:x="3cm" svg:y="13.3cm">
          <draw:text-box>
            <text:p><text:span text:style-name="T1">Implements:</text:span></text:p>
            <text:p><text:span text:style-name="T1">Ripple-over-messages</text:span></text:p>
          </draw:text-box>
        </draw:frame>
        <draw:frame draw:style-name="gr7" draw:text-style-name="P6" draw:layer="layout" svg:width="4.278cm" svg:height="1.361cm" svg:x="4.063cm" svg:y="25.339cm">
          <draw:text-box>
            <text:p><text:span text:style-name="T1">Implements:</text:span></text:p>
            <text:p><text:span text:style-name="T1">Stream back-end</text:span></text:p>
          </draw:text-box>
        </draw:frame>
        <draw:custom-shape draw:style-name="gr6" draw:text-style-name="P9" draw:layer="layout" svg:width="0.963cm" svg:height="2cm" svg:x="7.4cm" svg:y="23.5cm">
          <text:p text:style-name="P5"><text:span text:style-name="T1">Receive/send bytes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963cm" svg:height="2cm" svg:x="7.463cm" svg:y="6.1cm">
          <text:p text:style-name="P5"><text:span text:style-name="T1">Create transaction</text:span><text:span text:style-name="T1"><text:tab/></text:span></text:p>
          <text:p text:style-name="P5"><text:span text:style-name="T1">Set routing policy</text:span><text:span text:style-name="T1"><text:tab/></text:span></text:p>
          <text:p text:style-name="P5"><text:span text:style-name="T1">View balance info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0.963cm" svg:height="2cm" svg:x="7.337cm" svg:y="17.5cm">
          <text:p text:style-name="P5"><text:span text:style-name="T1">Receive/send messages</text:span><text:span text:style-name="T1"><text:tab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3.203cm" svg:height="1.916cm" svg:x="5.16cm" svg:y="8.884cm">
          <draw:text-box>
            <text:p><text:span text:style-name="T1">Implements:</text:span></text:p>
            <text:p><text:span text:style-name="T1">Transaction</text:span></text:p>
            <text:p><text:span text:style-name="T1">routing</text:span></text:p>
          </draw:text-box>
        </draw:frame>
        <draw:g>
          <draw:custom-shape draw:style-name="gr9" draw:text-style-name="P1" draw:layer="layout" svg:width="4.1cm" svg:height="14.3cm" svg:x="15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4.183cm" svg:height="14.3cm" svg:x="15.5cm" svg:y="13.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4.1cm" svg:height="14.3cm" svg:x="15.8cm" svg:y="13.4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12" draw:id="id12" draw:layer="layout" svg:width="3.6cm" svg:height="1.8cm" svg:x="16.1cm" svg:y="22.1cm">
          <text:p text:style-name="P1"><text:span text:style-name="T1">Communication</text:span></text:p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.6cm" svg:height="1.8cm" svg:x="16.1cm" svg:y="25.3cm">
          <text:p text:style-name="P1"><text:span text:style-name="T1">Connec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9cm" svg:y1="23.9cm" svg:x2="17.9cm" svg:y2="25.3cm" draw:start-shape="id12" draw:start-glue-point="2" draw:end-shape="id13" draw:end-glue-point="0" svg:d="m17900 23900v1400" svg:viewBox="0 0 1 1401">
          <text:p/>
        </draw:connector>
        <draw:custom-shape draw:style-name="gr3" draw:text-style-name="P4" xml:id="id14" draw:id="id14" draw:layer="layout" svg:width="3.6cm" svg:height="1.8cm" svg:x="16.1cm" svg:y="13.7cm">
          <text:p text:style-name="P1"><text:span text:style-name="T1">Financial</text:span></text:p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9cm" svg:y1="15.5cm" svg:x2="17.9cm" svg:y2="22.1cm" draw:start-shape="id14" draw:start-glue-point="2" draw:end-shape="id12" draw:end-glue-point="0" svg:d="m17900 15500v6600" svg:viewBox="0 0 1 6601">
          <text:p/>
        </draw:connector>
        <draw:connector draw:style-name="gr4" draw:text-style-name="P1" draw:layer="layout" draw:line-skew="-0.05cm" svg:x1="14.605cm" svg:y1="10.6cm" svg:x2="17.9cm" svg:y2="13.7cm" draw:start-shape="id11" draw:start-glue-point="2" draw:end-shape="id14" draw:end-glue-point="0" svg:d="m14605 10600v1500h3295v1600" svg:viewBox="0 0 3296 3101">
          <text:p/>
        </draw:connector>
      </draw:page>
      <draw:page draw:name="page3" draw:style-name="dp1" draw:master-page-name="Standaard">
        <draw:custom-shape draw:style-name="gr3" draw:text-style-name="P8" xml:id="id15" draw:id="id15" draw:layer="layout" svg:width="3.6cm" svg:height="2.3cm" svg:x="8.4cm" svg:y="1cm">
          <text:p text:style-name="P8"><text:span text:style-name="T2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3.2cm" svg:height="1.9cm" svg:x="8.6cm" svg:y="6.6cm">
          <text:p text:style-name="P10"><text:span text:style-name="T1">Financial</text:span></text:p>
          <text:p text:style-name="P10"><text:span text:style-name="T1">Rout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2cm" svg:y1="3.3cm" svg:x2="10.2cm" svg:y2="6.6cm" draw:start-shape="id15" draw:start-glue-point="8" draw:end-shape="id16" draw:end-glue-point="0" svg:d="m10200 3300v3300" svg:viewBox="0 0 1 3301">
          <text:p/>
        </draw:connector>
        <draw:frame draw:style-name="gr7" draw:text-style-name="P11" draw:layer="layout" svg:width="4.837cm" svg:height="1.199cm" svg:x="0.607cm" svg:y="16.301cm">
          <draw:text-box>
            <text:p text:style-name="P11"><text:span text:style-name="T3">Implements:</text:span></text:p>
            <text:p text:style-name="P11"><text:span text:style-name="T3">Messages-over-stream</text:span></text:p>
          </draw:text-box>
        </draw:frame>
        <draw:frame draw:style-name="gr7" draw:text-style-name="P11" draw:layer="layout" svg:width="4.744cm" svg:height="1.199cm" svg:x="0.3cm" svg:y="11.801cm">
          <draw:text-box>
            <text:p text:style-name="P11"><text:span text:style-name="T3">Implements:</text:span></text:p>
            <text:p text:style-name="P11"><text:span text:style-name="T3">Ripple-over-messages</text:span></text:p>
          </draw:text-box>
        </draw:frame>
        <draw:frame draw:style-name="gr7" draw:text-style-name="P11" draw:layer="layout" svg:width="3.736cm" svg:height="1.199cm" svg:x="1.644cm" svg:y="19.501cm">
          <draw:text-box>
            <text:p text:style-name="P11"><text:span text:style-name="T3">Implements:</text:span></text:p>
            <text:p text:style-name="P11"><text:span text:style-name="T3">Stream back-end</text:span></text:p>
          </draw:text-box>
        </draw:frame>
        <draw:frame draw:style-name="gr7" draw:text-style-name="P12" draw:layer="layout" svg:width="2.813cm" svg:height="1.673cm" svg:x="5.443cm" svg:y="6.627cm">
          <draw:text-box>
            <text:p text:style-name="P12"><text:span text:style-name="T3">Implements:</text:span></text:p>
            <text:p text:style-name="P12"><text:span text:style-name="T3">Transaction</text:span></text:p>
            <text:p text:style-name="P12"><text:span text:style-name="T3">routing</text:span></text:p>
          </draw:text-box>
        </draw:frame>
        <draw:g>
          <draw:custom-shape draw:style-name="gr10" draw:text-style-name="P1" draw:layer="layout" svg:width="4.1cm" svg:height="14.3cm" svg:x="10.743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4.183cm" svg:height="14.3cm" svg:x="11.043cm" svg:y="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4.1cm" svg:height="14.3cm" svg:x="11.343cm" svg:y="11.3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17" draw:id="id17" draw:layer="layout" svg:width="3.6cm" svg:height="1.8cm" svg:x="11.643cm" svg:y="16cm">
          <text:p text:style-name="P10"><text:span text:style-name="T1">Communication</text:span></text:p>
          <text:p text:style-name="P10"><text:span text:style-name="T1">Lin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" draw:id="id18" draw:layer="layout" svg:width="3.6cm" svg:height="1.8cm" svg:x="11.643cm" svg:y="19.2cm">
          <text:p text:style-name="P10"><text:span text:style-name="T1">Connec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43cm" svg:y1="17.8cm" svg:x2="13.443cm" svg:y2="19.2cm" draw:start-shape="id17" draw:start-glue-point="2" draw:end-shape="id18" draw:end-glue-point="0" svg:d="m13443 17800v1400" svg:viewBox="0 0 1 1401">
          <text:p/>
        </draw:connector>
        <draw:custom-shape draw:style-name="gr3" draw:text-style-name="P4" xml:id="id19" draw:id="id19" draw:layer="layout" svg:width="3.6cm" svg:height="1.8cm" svg:x="11.643cm" svg:y="11.6cm">
          <draw:glue-point draw:id="4" svg:x="5.002cm" svg:y="2.222cm"/>
          <text:p text:style-name="P10"><text:span text:style-name="T1">Financial</text:span></text:p>
          <text:p text:style-name="P10"><text:span text:style-name="T1">Link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443cm" svg:y1="13.4cm" svg:x2="13.443cm" svg:y2="16cm" draw:start-shape="id19" draw:start-glue-point="2" draw:end-shape="id17" draw:end-glue-point="0" svg:d="m13443 13400v2600" svg:viewBox="0 0 1 2601">
          <text:p/>
        </draw:connector>
        <draw:connector draw:style-name="gr4" draw:text-style-name="P1" draw:layer="layout" svg:x1="10.2cm" svg:y1="8.5cm" svg:x2="13.443cm" svg:y2="11.6cm" draw:start-shape="id16" draw:start-glue-point="2" draw:end-shape="id19" draw:end-glue-point="0" svg:d="m10200 8500v1550h3243v1550" svg:viewBox="0 0 3244 3101">
          <text:p/>
        </draw:connector>
        <draw:custom-shape draw:style-name="gr3" draw:text-style-name="P4" xml:id="id20" draw:id="id20" draw:layer="layout" svg:width="3.6cm" svg:height="1.8cm" svg:x="5.543cm" svg:y="11.6cm">
          <text:p text:style-name="P10"><text:span text:style-name="T1">Financial</text:span></text:p>
          <text:p text:style-name="P10"><text:span text:style-name="T1">Link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2cm" svg:y1="8.5cm" svg:x2="7.343cm" svg:y2="11.6cm" draw:start-shape="id16" draw:start-glue-point="2" draw:end-shape="id20" draw:end-glue-point="0" svg:d="m10200 8500v1550h-2857v1550" svg:viewBox="0 0 2858 3101">
          <text:p/>
        </draw:connector>
        <draw:connector draw:style-name="gr4" draw:text-style-name="P1" draw:layer="layout" svg:x1="5.543cm" svg:y1="12.5cm" svg:x2="8.4cm" svg:y2="2.15cm" draw:start-shape="id20" draw:start-glue-point="3" draw:end-shape="id15" svg:d="m5543 12500h-501v-10350h3358" svg:viewBox="0 0 3359 10351">
          <text:p/>
        </draw:connector>
        <draw:custom-shape draw:style-name="gr3" draw:text-style-name="P4" xml:id="id22" draw:id="id22" draw:layer="layout" svg:width="3.6cm" svg:height="1.8cm" svg:x="5.544cm" svg:y="19.2cm">
          <text:p text:style-name="P10"><text:span text:style-name="T1">Conn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3.6cm" svg:height="1.8cm" svg:x="5.544cm" svg:y="16cm">
          <text:p text:style-name="P10"><text:span text:style-name="T1">Communication</text:span></text:p>
          <text:p text:style-name="P10"><text:span text:style-name="T1">Link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344cm" svg:y1="17.8cm" svg:x2="7.344cm" svg:y2="19.2cm" draw:start-shape="id21" draw:start-glue-point="2" draw:end-shape="id22" draw:end-glue-point="0" svg:d="m7344 17800v1400" svg:viewBox="0 0 1 1401">
          <text:p/>
        </draw:connector>
        <draw:connector draw:style-name="gr4" draw:text-style-name="P1" draw:layer="layout" svg:x1="7.343cm" svg:y1="13.4cm" svg:x2="7.344cm" svg:y2="16cm" draw:start-shape="id20" draw:start-glue-point="2" draw:end-shape="id21" draw:end-glue-point="0" svg:d="m7343 13400v1300h1v1300" svg:viewBox="0 0 2 2601">
          <text:p/>
        </draw:connector>
        <draw:connector draw:style-name="gr4" draw:text-style-name="P1" draw:layer="layout" svg:x1="12cm" svg:y1="2.15cm" svg:x2="15.243cm" svg:y2="12.5cm" draw:start-shape="id15" draw:start-glue-point="10" draw:end-shape="id19" draw:end-glue-point="1" svg:d="m12000 2150h3744v10350h-501" svg:viewBox="0 0 3745 10351">
          <text:p/>
        </draw:connector>
        <draw:frame draw:style-name="gr11" draw:text-style-name="P11" draw:layer="layout" svg:width="3.146cm" svg:height="1.199cm" svg:x="7.444cm" svg:y="14.2cm">
          <draw:text-box>
            <text:p text:style-name="P11">Receive/send messages</text:p>
          </draw:text-box>
        </draw:frame>
        <draw:frame draw:style-name="gr12" draw:text-style-name="P11" draw:layer="layout" svg:width="3.583cm" svg:height="1.199cm" svg:x="10.36cm" svg:y="8.801cm">
          <draw:text-box>
            <text:p text:style-name="P11"><text:span text:style-name="T3">Receive/send transaction data</text:span></text:p>
          </draw:text-box>
        </draw:frame>
        <draw:frame draw:style-name="gr13" draw:text-style-name="P13" draw:layer="layout" svg:width="3.902cm" svg:height="0.725cm" svg:x="6.141cm" svg:y="4.001cm">
          <draw:text-box>
            <text:p text:style-name="P13"><text:span text:style-name="T3">Set routing policy</text:span></text:p>
          </draw:text-box>
        </draw:frame>
        <draw:frame draw:style-name="gr14" draw:text-style-name="P11" draw:layer="layout" svg:width="3.9cm" svg:height="2.621cm" svg:x="15.8cm" svg:y="3.4cm">
          <draw:text-box>
            <text:p text:style-name="P11"><text:span text:style-name="T3">Deposit/Withdraw funds</text:span></text:p>
            <text:p text:style-name="P11"><text:span text:style-name="T3">Create/Destroy link</text:span></text:p>
            <text:p text:style-name="P11"><text:span text:style-name="T3">View balance info</text:span></text:p>
          </draw:text-box>
        </draw:frame>
        <draw:frame draw:style-name="gr11" draw:text-style-name="P11" draw:layer="layout" svg:width="3.146cm" svg:height="1.199cm" svg:x="7.798cm" svg:y="17.9cm">
          <draw:text-box>
            <text:p text:style-name="P11">Receive/send bytes</text:p>
          </draw:text-box>
        </draw:frame>
        <draw:frame draw:style-name="gr15" draw:text-style-name="P11" draw:layer="layout" svg:width="3.1cm" svg:height="1.673cm" svg:x="7.8cm" svg:y="21.227cm">
          <draw:text-box>
            <text:p text:style-name="P11"><text:span text:style-name="T3">TCP, TLS,</text:span></text:p>
            <text:p text:style-name="P11"><text:span text:style-name="T3">SOCKS,</text:span></text:p>
            <text:p text:style-name="P11"><text:span text:style-name="T3">Anything else</text:span></text:p>
          </draw:text-box>
        </draw:frame>
        <draw:frame draw:style-name="gr13" draw:text-style-name="P11" draw:layer="layout" svg:width="3cm" svg:height="1.199cm" svg:x="1.844cm" svg:y="4.3cm">
          <draw:text-box>
            <text:p text:style-name="P11"><text:span text:style-name="T3">Create transactions</text:span></text:p>
          </draw:text-box>
        </draw:frame>
        <draw:connector draw:style-name="gr4" draw:text-style-name="P1" draw:layer="layout" svg:x1="13.443cm" svg:y1="21cm" svg:x2="13.444cm" svg:y2="23.1cm" draw:start-shape="id18" draw:start-glue-point="2" draw:end-shape="id23" draw:end-glue-point="4" svg:d="m13443 21000v1050h1v1050" svg:viewBox="0 0 2 2101">
          <text:p/>
        </draw:connector>
        <draw:custom-shape draw:style-name="gr3" draw:text-style-name="P4" xml:id="id23" draw:id="id23" draw:layer="layout" svg:width="3.6cm" svg:height="2cm" svg:x="11.644cm" svg:y="23.1cm">
          <text:p text:style-name="P1"><text:span text:style-name="T1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4" draw:id="id24" draw:layer="layout" svg:width="3.6cm" svg:height="2cm" svg:x="5.544cm" svg:y="23.1cm">
          <text:p text:style-name="P1"><text:span text:style-name="T1">Trade part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344cm" svg:y1="21cm" svg:x2="7.344cm" svg:y2="23.1cm" draw:start-shape="id22" draw:start-glue-point="2" draw:end-shape="id24" draw:end-glue-point="4" svg:d="m7344 21000v2100" svg:viewBox="0 0 1 2101">
          <text:p/>
        </draw:connector>
        <draw:custom-shape draw:style-name="gr16" draw:text-style-name="P4" xml:id="id25" draw:id="id25" draw:layer="layout" svg:width="3.6cm" svg:height="1.8cm" svg:x="16.4cm" svg:y="13.8cm">
          <text:p text:style-name="P10"><text:span text:style-name="T1">bitcoind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5.243cm" svg:y1="12.899cm" svg:x2="18.2cm" svg:y2="13.8cm" draw:start-shape="id19" draw:start-glue-point="4" draw:end-shape="id25" draw:end-glue-point="0" svg:d="m15243 12899h2957v901" svg:viewBox="0 0 2958 902">
          <text:p/>
        </draw:connector>
        <draw:connector draw:style-name="gr17" draw:text-style-name="P1" draw:layer="layout" svg:x1="11.8cm" svg:y1="7.55cm" svg:x2="18.2cm" svg:y2="13.8cm" draw:start-shape="id16" draw:start-glue-point="1" draw:end-shape="id25" draw:end-glue-point="0" svg:d="m11800 7550h6400v6250" svg:viewBox="0 0 6401 6251">
          <text:p/>
        </draw:connector>
      </draw:page>
      <draw:page draw:name="page4" draw:style-name="dp1" draw:master-page-name="Standaard">
        <draw:frame draw:style-name="gr18" draw:layer="layout" svg:width="19cm" svg:height="10.205cm" svg:x="1cm" svg:y="1cm">
          <draw:text-box>
            <text:p>UserSpecifier = pubKey | BitcoinAddess | user@host | ...</text:p>
            <text:p/>
            <text:p>FinancialURI = FinancialProtocol:UserSpecifier</text:p>
            <text:p/>
            <text:p>Message =</text:p>
            <text:p>{</text:p>
            <text:p><text:tab/>FinancialURI from,</text:p>
            <text:p><text:tab/>FinancialURI to,</text:p>
            <text:p><text:tab/>bytes encrypt(to, sign(from, messageBody))</text:p>
            <text:p>}</text:p>
            <text:p/>
            <text:p>CommunicationURL = CommunicationProtocol:host</text:p>
            <text:p/>
            <text:p>CommunicationLi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6T13:55:49</meta:creation-date>
    <meta:generator>LibreOffice/3.5$Linux_X86_64 LibreOffice_project/350m1$Build-2</meta:generator>
    <dc:date>2013-02-23T09:48:38</dc:date>
    <meta:editing-duration>PT4H47M16S</meta:editing-duration>
    <meta:editing-cycles>18</meta:editing-cycles>
    <meta:document-statistic meta:object-count="111"/>
  </office:meta>
</office:document-meta>
</file>